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Standard" style:list-style-name="">
      <style:paragraph-properties fo:margin-left="0in" fo:margin-right="0in" fo:line-height="100%" fo:text-align="justify" style:justify-single-word="false" fo:keep-together="auto" fo:orphans="0" fo:widows="0" fo:text-indent="0in" style:auto-text-indent="false" fo:break-before="auto" fo:break-after="auto" fo:keep-with-next="auto" style:punctuation-wrap="simple" style:vertical-align="auto" style:snap-to-layout-grid="true" style:writing-mode="lr-tb"/>
    </style:style>
    <style:style style:name="P2" style:family="paragraph" style:parent-style-name="Standard">
      <style:paragraph-properties fo:margin-left="0in" fo:margin-right="0in" fo:line-height="0.222in" fo:text-align="justify" style:justify-single-word="false" fo:keep-together="auto" fo:orphans="0" fo:widows="0" fo:text-indent="0in" style:auto-text-indent="false" fo:break-before="auto" fo:break-after="auto" fo:keep-with-next="auto" style:punctuation-wrap="simple" style:vertical-align="auto" style:snap-to-layout-grid="true" style:writing-mode="lr-tb"/>
    </style:style>
    <style:style style:name="P3" style:family="paragraph" style:parent-style-name="Standard" style:list-style-name="WWNum1">
      <style:paragraph-properties fo:margin-left="0.5in" fo:margin-right="0in" fo:line-height="0.222in" fo:text-align="justify" style:justify-single-word="false" fo:keep-together="auto" fo:orphans="0" fo:widows="0" fo:text-indent="0in" style:auto-text-indent="false" fo:break-before="auto" fo:break-after="auto" fo:keep-with-next="auto" style:punctuation-wrap="simple" style:vertical-align="auto" style:snap-to-layout-grid="true" style:writing-mode="lr-tb"/>
    </style:style>
    <style:style style:name="P4" style:family="paragraph" style:parent-style-name="Standard">
      <style:paragraph-properties fo:margin-left="0in" fo:margin-right="0in" fo:line-height="100%" fo:text-align="justify" style:justify-single-word="false" fo:keep-together="auto" fo:orphans="0" fo:widows="0" fo:text-indent="0.278in" style:auto-text-indent="false" fo:break-before="auto" fo:break-after="auto" fo:keep-with-next="auto" style:punctuation-wrap="simple" style:vertical-align="auto" style:snap-to-layout-grid="true" style:writing-mode="lr-tb"/>
    </style:style>
    <style:style style:name="P5" style:family="paragraph" style:parent-style-name="Standard">
      <style:paragraph-properties fo:margin-left="0in" fo:margin-right="0in" fo:line-height="100%" fo:text-align="justify" style:justify-single-word="false" fo:keep-together="auto" fo:orphans="0" fo:widows="0" fo:text-indent="0.278in" style:auto-text-indent="false" fo:break-before="auto" fo:break-after="auto" fo:keep-with-next="auto" style:punctuation-wrap="simple" style:vertical-align="auto" style:snap-to-layout-grid="true" style:writing-mode="lr-tb"/>
      <style:text-properties style:font-name="WenQuanYi Micro Hei" fo:font-size="10pt" fo:font-weight="normal" style:font-name-asian="WenQuanYi Micro Hei1" style:font-size-asian="10pt" style:font-weight-asian="normal" style:font-name-complex="WenQuanYi Micro Hei1" style:font-size-complex="10pt" style:font-weight-complex="normal"/>
    </style:style>
    <style:style style:name="P6" style:family="paragraph" style:parent-style-name="Standard" style:master-page-name="Standard">
      <style:paragraph-properties fo:text-align="center" style:justify-single-word="false" style:page-number="auto"/>
    </style:style>
    <style:style style:name="T1" style:family="text">
      <style:text-properties style:font-name="WenQuanYi Micro Hei" fo:font-size="10pt" fo:font-weight="normal" style:font-name-asian="WenQuanYi Micro Hei1" style:font-size-asian="10pt" style:font-weight-asian="normal" style:font-name-complex="WenQuanYi Micro Hei1"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论软件系统架构风格</text:p>
      <text:h text:style-name="P1" text:outline-level="2">题目和要求：</text:h>
      <text:p text:style-name="P2">系统架构风格（system architect style）是描述某一特定应用领域中系统组织方式的惯用模式。架构风格定义了一个词汇表和一组约束，词汇表中包含一些构件和连接件类型，而这组约束指出系统是如何将这些构件和连接件组合起来的。软件系统架构风格反映了领域中众多软件系统所共有的结构和语义特性，并指导如何将各个模块和子系统有效地组织成一个完整的系统。软件系统架构风格的共有部分可以使得不同系统共享同一个实现代码，系统能够按照常用的、规范化的方法来组织，便于不同设计者很容易地理解系统架构。</text:p>
      <text:list xml:id="list1921142703507275799" text:style-name="WWNum1">
        <text:list-item>
          <text:p text:style-name="P3">概要叙述你参与分析和开发的软件系统开发项目以及你所担任的主要工作；</text:p>
        </text:list-item>
        <text:list-item>
          <text:p text:style-name="P3">分析软件系统开发中常用的软件系统架构风格有哪些？详细阐述每种风格的具体含义；</text:p>
        </text:list-item>
        <text:list-item>
          <text:p text:style-name="P3">详细说明在你所参与的软件系统开发项目中，采用了哪种软件系统架构风格？具体实施效果如何？</text:p>
        </text:list-item>
      </text:list>
      <text:h text:style-name="P1" text:outline-level="2">题目分析：</text:h>
      <text:p text:style-name="P4"><text:span text:style-name="T1">说明第2点的时候，从（架构设计风格，构件的类型特点，连接件的类型特点，组合约束的结构特征，此种架构应用特点）来说明架构风格的具体含义。</text:span></text:p>
      <text:p text:style-name="P4"><text:span text:style-name="T1">说明第3点的时候，从（采用了哪种【分层】，为什么采用【上下文】，怎么选择的过程【选择的依据|原因】，多个风格的组合方法【分层|数据库|事件驱动|面向对象，由大及小，由主到次】，最后的效果/分析【一定是很好的，说明一下架构核心的重要性和前瞻性】，可稍有波折。</text:span></text:p>
      <text:h text:style-name="P1" text:outline-level="2">摘要：</text:h>
      <text:p text:style-name="P4"><text:span text:style-name="T1">2015年1月，我作为系统架构设计师参与了XXX公司消息日志服务系统的研发项目。项目历时15个月，总投资为300多万美元。此消息日志服务系统采用C/S三层架构，用于将海上钻井平台与井下设备之间的通讯日志进行记录、分类、存储、跨网络传输和定制化显示，方便井上工程师了解井下设备的工作情况，以及设备工程师对设备的监控。该项目于2016年4月，通过了领域专家组的评审和验收，并部署到现场，获得了井场工作人员和公司领导的认可，成功地发布了该产品。本文结合我的项目实践经历，以项目中采用的1.调用/返回风格，2.数据流风格，3.独立构件风格和4.仓库风格为例，说明软件架构风格为软件开发提供了1.沟通的便利性（提高了交流的效率），2.尽早发现并修正系统缺陷，3.保证了产品和产品线的一致性。</text:span></text:p>
      <text:p text:style-name="P5"/>
      <text:h text:style-name="P1" text:outline-level="2">正文：</text:h>
      <text:p text:style-name="P4"><text:span text:style-name="T1">2015年1月，我作为系统架构设计师，参与了XXX公司的消息日志服务系统的项目研发，项目历时15个月，总投资为300多万美元。本系统用于记录海上钻井平台与井下设备的通讯日志，并且对日志进行分类、存储、跨网络传输和定制化显示，系统的研发为了方便井上工程师了解井下的状况以及设备工程师监控井下的设备状况，尤其是当井下有情况或者是设备出了故障，可以通过网络通讯，甚至是通过卫星传输，请远程的专家组进行诊断，极大的提高了井上的故障解决率。本系统采用的是C/S三层架构，分为1.消息的发送和接受客户端，2.消息处理业务的服务器端，和3.消息日志数据的存储中心，这3个层次部分。系统部署和运行在windows平台上的DotNet Framework，使用Visual Studio集成开发环境，采用C#语言编码，使用Team Foundation Server（TFS）作为整个项目的配置管理软件。为了适应需求和技术的变化，我们采用了敏捷开发中scrum方法推动项目的开发，两周一个sprint，在TFS上同时使用scrum模板和Kanban模板，进行项目的计划、追踪和监控。为了让系统能够适应不同的网络带宽环境并进行通讯，我采用了WCF和Socket混合通讯编程的方式，为了让界面可以适应不同的主题并且可以方便地切换，我采用了WPF和MVVM作为展示层，同时使得界面也更加美观大方。为了方便产品团队、研发团队和质量团队的沟通交流，我使用outlook exchange server进行邮件沟通，使用Lync进行日常的沟通，使用GoToMeeting进行跨区域的视频会议、阶段性Demo会议、以及培训和问题的讨论，在sharepoint上对项目的阶段性成果进行正式发布。</text:span></text:p>
      <text:p text:style-name="P4"><text:span text:style-name="T1">由于系统的研发涉及多个不同地点的团队、时间跨度长、系统和版本的多样性，所以系统的成功研发和发布离不开合适的软件架构风格的分析和选择。由于不同的架构风格有不同的优势和劣势，我作为架构设计师需要针对系统中不同的部分选择不同的软件架构风格，并且将这些不同风格的架构融合到一起，取长补短，便于交流。在这些架构风格中，调用/返回风格、独立构件风格、仓库风格在系统中最为常用，同时也极为重要。</text:span></text:p>
      <text:p text:style-name="P4"><text:span text:style-name="T1">1.调用/返回的架构风格。此风格的调用/返回是构件间主要的交互方式，也是连接件工作的主要方式。此架构风格主要包括：1.分层架构，2.数据抽象和面向对象架构，这2个主要的设计架构。</text:span></text:p>
      <text:p text:style-name="P4"><text:span text:style-name="T1">分层架构是将构件组织成一个层次结构，连接件通过协议来决定如何在层之间进行交互。风格特点在于，每层使用下一层的服务，为上层提供服务，调用接口只对相邻的上下层可见，隐藏具体的实现过程。通过分层架构，将复杂的业务逻辑分解为许多小的简单逻辑，组合成若干个功能模块进行解决，从而降低解决问题的难度和隐藏问题的复杂度。</text:span></text:p>
      <text:p text:style-name="P4"><text:span text:style-name="T1">分层架构的优势在于，随着层数的增加，可以将复杂的逻辑分解成简单的实现逻辑，也可以通过组合不同的逻辑实</text:span><text:soft-page-break/><text:span text:style-name="T1">现更多更复杂的业务功能，同时接口逻辑的复用也大大增强。</text:span></text:p>
      <text:p text:style-name="P4"><text:span text:style-name="T1">分层架构的劣势在于，随着层数的增加，对功能的修改会牵扯和涉及多处的代码变更，对代码管理和阅读理解不好。随着层数的增加，系统调用时的路径长度会大大增加，有时可能会有线程或者进程间的竞争，这些都会导致系统的性能大幅下降。层数少的话，系统效率高，但是代码冗余多，代码的唯一性不好，系统灵活度差，扩展能力弱；层数多的话，系统灵活，扩展能力强，代码复用率高，运行时执行效率低。因此，要找到一个合适的层次深度，是一个难度很大的技术工作。</text:span></text:p>
      <text:p text:style-name="P4"><text:span text:style-name="T1">数据抽象和面向对象架构是将抽象数据类型的实例（对象）作为构件，连接件就是对象间交互的函数和过程（方法）。面向对象的特点在于，抽象数据类型将数据和在数据上面的操作封装起来，因此，对象具有封装性和局部性，一个对象的修改不影响其他对象的状态。</text:span></text:p>
      <text:p text:style-name="P4"><text:span text:style-name="T1">面向对象的优势在于，对象的局部性和有限性，一个对象的修改和变化，像是池塘中的水波，距离震源越近改变越剧烈，距离震源越远，震动趋于平静。局部的问题不会影响到整体大趋势。</text:span></text:p>
      <text:p text:style-name="P4"><text:span text:style-name="T1">面向对象的劣势在于，由于对象的状态性和唯一标志性，使得在对于同一对象的使用时，对象的状态处于不可知状态。当调用的对象修改前后，所有的显示调用都必须修改调用的对象名称。</text:span></text:p>
      <text:p text:style-name="P4"><text:span text:style-name="T1">2.独立构件的架构风格。此风格的交互方式是通过事件广播、通信广播等消息机制来触发，与显式的函数和接口调用不同，此风格的连接件是消息传递来隐式调用的。此架构风格主要包括：1.进程通信，2.事件驱动系统，这2个主要的设计架构。</text:span></text:p>
      <text:p text:style-name="P4"><text:span text:style-name="T1">进程通信架构中，构件是独立的过程，连接件是消息传递。此架构的特点是，构件是命名过程，消息传递的方式可以是点对点、异步或者是同步方式、以及是远程过程（方法）调用。</text:span></text:p>
      <text:p text:style-name="P4"><text:span text:style-name="T1">事件驱动架构中，构件不直接调用一个过程，而是触发或者是广播一个或者是多个事件。构件中的过程在一个或者多个事件中注册，当某个事件被触发时，系统就调用在这个事件中注册的所有过程，简言之，一个事件的触发就导致了另一个模块中的过程调用。连接件就是过程之间的隐式调用。</text:span></text:p>
      <text:p text:style-name="P4"><text:span text:style-name="T1">事件驱动的优势在于，为软件的扩展提供了极大的方便，由于接口的调用是通过事件的触发，所以功能模块的调用和修改，仅仅是在事件注册中修改而已。</text:span></text:p>
      <text:p text:style-name="P4"><text:span text:style-name="T1">事件驱动的劣势在于，不能保证事件触发以后，注册中的构件和过程执行顺序和响应情况；对于调用者和被调用者之间的数据传递和数据交换，面临着性能问题；</text:span></text:p>
      <text:p text:style-name="P4"><text:span text:style-name="T1">3.仓库风格。此风格的连接件就是仓库状态的变化，构件是根据仓库状态的变化进行处理和改变仓库状态。此架构风格主要包括：1.数据库系统，2.黑板系统，这2个主要的设计架构。</text:span></text:p>
      <text:p text:style-name="P4"><text:span text:style-name="T1">数据库系统架构。构件主要分两大类，一类是中央共享数据源，保存当前系统的数据状态；另一类是多个独立处理单元，处理单元对数据元素进行操作。连接件是共享数据源的状态变化，独立处理单元的结果反映在数据源的状态变化中，状态的转变又触发了独立处理单元的处理过程。</text:span></text:p>
      <text:p text:style-name="P4"><text:span text:style-name="T1">黑板系统架构。构件包括知识源、黑板和控制3大部分。连接件是黑板状态的变化。黑板是一个全局的数据库，通过黑板的状态变化，触发知识源的响应，知识源提供解决问题的知识，由控制器来控制不同的知识源来响应和修改黑板的状态。</text:span></text:p>
      <text:p text:style-name="P4"><text:span text:style-name="T1">在此消息日志服务系统的项目中，作为架构师，我参考以架构为中心的开发模型，结合scrum的开发模型，与项目经理制定了以架构需求，架构设计，架构文档化，架构复审，架构实现和架构演化为主线的开发流程。</text:span></text:p>
      <text:p text:style-name="P4"><text:span text:style-name="T1">通过前期的系统需求分析，我选择以调用/返回风格的分层架构为主，结合了独立构件的进程通信和事件驱动架构，以及仓库风格的数据库架构。</text:span></text:p>
      <text:p text:style-name="P4"><text:span text:style-name="T1">系统分为1.消息发送客户端，2.消息接受客户端，3.消息处理服务器端和4.数据存储端，这4个主要部分。我按照C/S三层架构将系统进行切分，将消息发送端和接收端映射到三层架构的client端，消息的分类/转发等处理归类在业务服务器端，数据存储端对应于数据库服务部分。</text:span></text:p>
      <text:p text:style-name="P4"><text:span text:style-name="T1">这4个主要部分间的连接件是网络消息传递，使用进程通信架构风格中的端口监听和远程过程调用进行交互。因此在网络通信中，每个构件都可以发送网络消息，同时也在侦听网络端口，通过消息的传递，可以触发过程和函数回调。</text:span></text:p>
      <text:p text:style-name="P4"><text:span text:style-name="T1">在消息接受的客户端，使用黑板架构风格，进行数据的分色彩展示和过滤，选择数据和复制/粘贴到文档，可以在线实时显示模式和离线历史查看模式之间切换。</text:span></text:p>
      <text:p text:style-name="P4"><text:span text:style-name="T1">在上述架构需求分析和架构风格的指导下，我和研发团队，采用快速原型开发的方法，开发了一个系统原型，通过原型的演示和评审，发现了一些在需求中不清晰，不明确的地方，例如带宽的定量化说明，对发送消息的频率和长度的限制，对过滤节点深度的描述等等。</text:span></text:p>
      <text:p text:style-name="P4"><text:span text:style-name="T1">通过与产品团队的交流，对需求的定量化明确，以及对原型进行测试时发现的问题，我们重新调整了架构方案。在底层WCF的网络通讯层之上，添加了对发送和接受消息的队列层中间件，并且对发送的消息队列进行了持久化工作，</text:span><text:soft-page-break/><text:span text:style-name="T1">防止因为死机和断电而导致队列中消息的丢失。在发送消息的之前对高频率发送的消息队列进行了压缩后发送，提高数据网络传输的吞吐量；在消息的接受端进行了消息的容错处理，防止消息在网络传输过程中的因为0/1错位而导致系统级的崩溃，并且对消息进行排序和定位措施，防止消息的乱序存储；由于采用了分层架构，这些修改仅仅影响了相邻层的代码变动，从而降低了代码的维护难度。</text:span></text:p>
      <text:p text:style-name="P4"><text:span text:style-name="T1">在消息接受客户端，结合了事件驱动架构和分层架构的方式。采用了WPF和MVVM框架，使用了Docker组件进行窗体的排列和展示。在MVVM的框架中，Model保存了从服务器接收到的消息列表，View则定义了窗体的基本框架和功能区，ViewModel则定义了从数据到显示的映射关系。Docker则是对View进行窗口管理的控件，负责管理View界面的最大化/最小化、水平/垂直并列分布和支持拖拽后的合并与单独显示的功能。通过分层的方法将窗体显示排版的功能和数据的处理分离开，对于数据的处理，则是通过对窗体事件的捕捉进行数据的处理。例如，勾选和取消某些分类（information, error, warning），就会对窗口显示的消息进行重新的过滤和排序。对某些节点的勾选和取消，就会在服务器进行注册和解注册，从而降低网络发送的消息数量。对于在线实时消息和离线历史信息的切换，是通过按钮的点击事件进行切换，并且可以通过指示灯和tips进行提示。</text:span></text:p>
      <text:p text:style-name="P4"><text:span text:style-name="T1">通过这些架构的综合使用，取长补短，有效的管理了系统的复杂度，方便了位于不同地区的团队之间的交流，有效地促进了项目的开发效率，降低了代码的修改难度，保证了开发进度。</text:span></text:p>
      <text:p text:style-name="P4"><text:span text:style-name="T1">在各个团队的通力配合下，经过了15个月的共同努力，于2016年4月，系统通过了领域专家的验收，成功的部署到了井场，得到了井场工程师的肯定。系统适应了复杂的现场环境和网络环境，能够将井上井下复杂的日志通讯完整的记录下来，为今后的数据分析和数据挖掘，提供了格式良好的数据资源。项目的成功得益于良好的架构风格的选择和演化，不同的架构风格的结合会取长补短，合力打造一个物美质优的软件产品。当然在项目过程中，也出现了一些问题，需要在今后的架构分析和设计考虑进去，例如，对于windows 32bit和64bit的编程一致性，DotNet3.5到DotNet4.0的升级问题，以及WPF的升级对界面的影响，WCF的升级对通讯时压缩传输优化的影响，考虑和准备不充分，使得研发团队走了些弯路。在今后的工作中，我将不断的充电学习，多与同行交流，提升自己的架构设计水平，为我国的信息化建设做出贡献。</text:span><text:bookmark text:name="_GoBack"/></text:p>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SimSun" style:font-size-asian="10pt" style:language-asian="zh" style:country-asian="CN" style:font-name-complex="Times New Roma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Calibri" fo:font-size="10.5pt" fo:language="en" fo:country="US" style:letter-kerning="true" style:font-name-asian="SimSun" style:font-size-asian="10pt" style:language-asian="zh" style:country-asian="CN" style:font-name-complex="Times New Roman"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Calibri" fo:font-family="Calibri" style:font-family-generic="roman" style:font-pitch="variable" fo:font-size="10.5pt" fo:language="en" fo:country="US" style:letter-kerning="true" style:font-name-asian="SimSun" style:font-family-asian="SimSun" style:font-family-generic-asian="system" style:font-pitch-asian="variable" style:font-size-asian="10.5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49" style:layout-grid-base-height="0.1665in" style:layout-grid-ruby-height="0.05in" style:layout-grid-mode="li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03:52:00</meta:creation-date>
    <meta:initial-creator>ocean</meta:initial-creator>
    <dc:creator>ocean</dc:creator>
    <dc:date>2016-05-16T18:47:10</dc:date>
    <meta:editing-cycles>1</meta:editing-cycles>
    <meta:generator>LibreOffice/5.0.3.2$Linux_X86_64 LibreOffice_project/e5f16313668ac592c1bfb310f4390624e3dbfb75</meta:generator>
    <meta:document-statistic meta:table-count="0" meta:image-count="0" meta:object-count="0" meta:page-count="3" meta:paragraph-count="39" meta:word-count="4869" meta:character-count="5187" meta:non-whitespace-character-count="5176"/>
    <meta:user-defined meta:name="DocSecurity" meta:value-type="float">0</meta:user-defined>
    <meta:user-defined meta:name="KSOProductBuildVer">1033-10.1.0.5503</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